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ora Medium" svg:font-family="'Lora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 Medium1" svg:font-family="'Lora Medium'" style:font-family-generic="system" style:font-pitch="variable"/>
  </office:font-face-decls>
  <office:automatic-styles>
    <style:style style:name="Table1" style:family="table">
      <style:table-properties style:width="15.919cm" fo:margin-left="0cm" fo:margin-top="0cm" fo:margin-bottom="0cm" table:align="left" style:writing-mode="lr-tb"/>
    </style:style>
    <style:style style:name="Table1.A" style:family="table-column">
      <style:table-column-properties style:column-width="7.959cm"/>
    </style:style>
    <style:style style:name="Table1.B" style:family="table-column">
      <style:table-column-properties style:column-width="7.96cm"/>
    </style:style>
    <style:style style:name="Table1.1" style:family="table-row">
      <style:table-row-properties style:min-row-height="0.882cm" style:keep-together="true" fo:keep-together="auto"/>
    </style:style>
    <style:style style:name="Table1.A1" style:family="table-cell">
      <style:table-cell-properties style:vertical-align="" fo:padding="0.176cm" fo:border="none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loext:contextual-spacing="false" fo:margin-top="0.106cm" fo:margin-bottom="0cm" fo:line-height="100%" fo:orphans="0" fo:widows="0">
        <style:tab-stops>
          <style:tab-stop style:position="21.167cm" style:type="right"/>
        </style:tab-stops>
      </style:paragraph-properties>
    </style:style>
    <style:style style:name="P3" style:family="paragraph" style:parent-style-name="Standard">
      <style:paragraph-properties loext:contextual-spacing="false" fo:margin-left="0.635cm" fo:margin-right="0cm" fo:margin-top="0.106cm" fo:margin-bottom="0cm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Heading_20_2">
      <style:paragraph-properties fo:line-height="100%"/>
    </style:style>
    <style:style style:name="P6" style:family="paragraph" style:parent-style-name="Heading_20_3">
      <style:paragraph-properties fo:line-height="100%"/>
    </style:style>
    <style:style style:name="P7" style:family="paragraph" style:parent-style-name="Subtitle">
      <style:paragraph-properties fo:line-height="100%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 style:list-style-name="L1">
      <style:paragraph-properties fo:line-height="100%"/>
    </style:style>
    <style:style style:name="P10" style:family="paragraph" style:parent-style-name="Standard" style:list-style-name="WWNum10">
      <style:paragraph-properties fo:margin-left="1.27cm" fo:margin-right="0cm" fo:line-height="100%" fo:text-indent="-0.635cm" style:auto-text-indent="false"/>
    </style:style>
    <style:style style:name="P11" style:family="paragraph" style:parent-style-name="Standard" style:list-style-name="WWNum9">
      <style:paragraph-properties fo:margin-left="1.27cm" fo:margin-right="0cm" fo:line-height="100%" fo:text-indent="-0.635cm" style:auto-text-indent="false"/>
    </style:style>
    <style:style style:name="P12" style:family="paragraph" style:parent-style-name="Standard" style:list-style-name="WWNum11">
      <style:paragraph-properties fo:margin-left="1.27cm" fo:margin-right="0cm" fo:line-height="100%" fo:text-indent="-0.635cm" style:auto-text-indent="false"/>
    </style:style>
    <style:style style:name="P13" style:family="paragraph" style:parent-style-name="Standard" style:list-style-name="WWNum2">
      <style:paragraph-properties fo:margin-left="1.27cm" fo:margin-right="0cm" fo:line-height="100%" fo:text-indent="-0.635cm" style:auto-text-indent="false"/>
    </style:style>
    <style:style style:name="P14" style:family="paragraph" style:parent-style-name="Standard" style:list-style-name="WWNum5">
      <style:paragraph-properties fo:margin-left="1.27cm" fo:margin-right="0cm" fo:line-height="100%" fo:text-indent="-0.635cm" style:auto-text-indent="false"/>
    </style:style>
    <style:style style:name="P15" style:family="paragraph" style:parent-style-name="Standard" style:list-style-name="WWNum4">
      <style:paragraph-properties fo:margin-left="0cm" fo:margin-right="0cm" fo:line-height="100%" fo:text-indent="0cm" style:auto-text-indent="false"/>
    </style:style>
    <style:style style:name="P16" style:family="paragraph" style:parent-style-name="Heading_20_3">
      <style:paragraph-properties fo:line-height="100%"/>
    </style:style>
    <style:style style:name="P17" style:family="paragraph" style:parent-style-name="Title" style:master-page-name="Standard">
      <style:paragraph-properties fo:line-height="100%" style:page-number="1"/>
      <style:text-properties style:font-name="Lora Medium" style:font-name-asian="Lora Medium1" style:font-name-complex="Lora Medium1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fo:font-weight="bold" style:font-weight-asian="bold"/>
    </style:style>
    <style:style style:name="T3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5wkr3ixqooh4"/>Museo Belpaese</text:p>
      <text:p text:style-name="P7"><text:bookmark text:name="_ns3he8p7503x"/>Problem Statement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53yu50oa8nyb" text:style-name="Index_20_Link" text:visited-style-name="Index_20_Link"><text:span text:style-name="T2">1. Dominio del Problema<text:tab/></text:span></text:a><text:span text:style-name="T3">1</text:span></text:p>
          <text:p text:style-name="P2"><text:a xlink:type="simple" xlink:href="#_z6v8gf5v26zs" text:style-name="Index_20_Link" text:visited-style-name="Index_20_Link"><text:span text:style-name="T2">2. Scenari<text:tab/></text:span></text:a><text:span text:style-name="T3">1</text:span></text:p>
          <text:p text:style-name="P3"><text:a xlink:type="simple" xlink:href="#_xy1eyv1cdmf3" text:style-name="Index_20_Link" text:visited-style-name="Index_20_Link"><text:span text:style-name="T1">S-1. Actors: visitatore:Alice<text:tab/></text:span></text:a>1</text:p>
          <text:p text:style-name="P3"><text:a xlink:type="simple" xlink:href="#_yl5o2195ztlr" text:style-name="Index_20_Link" text:visited-style-name="Index_20_Link"><text:span text:style-name="T1">S-2. Actors: visitatore:Bob -&gt; abbonato:Bob, banca:ISP<text:tab/></text:span></text:a>2</text:p>
          <text:p text:style-name="P3"><text:a xlink:type="simple" xlink:href="#_brlczf7g9mus" text:style-name="Index_20_Link" text:visited-style-name="Index_20_Link"><text:span text:style-name="T1">S-3. Actors: curatore:Carlo<text:tab/></text:span></text:a>2</text:p>
          <text:p text:style-name="P3"><text:a xlink:type="simple" xlink:href="#_8qnhv8jzyns5" text:style-name="Index_20_Link" text:visited-style-name="Index_20_Link"><text:span text:style-name="T1">S-4. Actors: responsabile:Diego<text:tab/></text:span></text:a>2</text:p>
          <text:p text:style-name="P2"><text:a xlink:type="simple" xlink:href="#_z2hl9g4f13r8" text:style-name="Index_20_Link" text:visited-style-name="Index_20_Link"><text:span text:style-name="T2">3. Requisiti Funzionali<text:tab/></text:span></text:a><text:span text:style-name="T3">3</text:span></text:p>
          <text:p text:style-name="P3"><text:a xlink:type="simple" xlink:href="#_j9758wu8tezo" text:style-name="Index_20_Link" text:visited-style-name="Index_20_Link"><text:span text:style-name="T1">V. Per visitatori<text:tab/></text:span></text:a>3</text:p>
          <text:p text:style-name="P3"><text:a xlink:type="simple" xlink:href="#_wozps2f9nqf2" text:style-name="Index_20_Link" text:visited-style-name="Index_20_Link"><text:span text:style-name="T1">A. Per Abbonati<text:tab/></text:span></text:a>3</text:p>
          <text:p text:style-name="P3"><text:a xlink:type="simple" xlink:href="#_hycn0mnd6qtx" text:style-name="Index_20_Link" text:visited-style-name="Index_20_Link"><text:span text:style-name="T1">C. Per curatori<text:tab/></text:span></text:a>3</text:p>
          <text:p text:style-name="P3"><text:a xlink:type="simple" xlink:href="#_7a2xoewx99nw" text:style-name="Index_20_Link" text:visited-style-name="Index_20_Link"><text:span text:style-name="T1">R. Per responsabile sito<text:tab/></text:span></text:a>3</text:p>
          <text:p text:style-name="P2"><text:a xlink:type="simple" xlink:href="#_li67img7qtcy" text:style-name="Index_20_Link" text:visited-style-name="Index_20_Link"><text:span text:style-name="T2">4. Requisiti Non Funzionali<text:tab/></text:span></text:a><text:span text:style-name="T3">3</text:span></text:p>
          <text:p text:style-name="P2"><text:a xlink:type="simple" xlink:href="#_ruanqgxkfw" text:style-name="Index_20_Link" text:visited-style-name="Index_20_Link"><text:span text:style-name="T2">5. Target environment<text:tab/></text:span></text:a><text:span text:style-name="T3">3</text:span></text:p>
          <text:p text:style-name="P2"><text:a xlink:type="simple" xlink:href="#_gg6jjr4m1i3q" text:style-name="Index_20_Link" text:visited-style-name="Index_20_Link"><text:span text:style-name="T2">6. Deliverable &amp; Scadenze<text:tab/></text:span></text:a><text:span text:style-name="T3">4</text:span></text:p>
          <text:p text:style-name="P2"><text:a xlink:type="simple" xlink:href="#_sszcbyxqk0ex" text:style-name="Index_20_Link" text:visited-style-name="Index_20_Link"><text:span text:style-name="T2">Scadenza unica: 2 Giugno 2024<text:tab/></text:span></text:a><text:span text:style-name="T3">4</text:span></text:p>
        </text:index-body>
      </text:table-of-conten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bookmark text:name="_53yu50oa8nyb"/>1. Dominio del Problema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1">Il Museo Belpaese ha bisogno di un nuovo sito web. Il direttore richiede che sia accessibile, e di facile modifica, manutenzione e utilizzo. Lo scopo principale è di attrarre il pubblico, mostrare orari di apertura, e offrire una descrizione delle mostre in corso. Il sito deve supportare la visualizzazione sia su computer che telefono.</text:p>
            <text:p text:style-name="P1">Dal lato dei visitatori, la pagina principale del sito sarà attraente e invitante. Ai visitatori sarà offerta la possibilità di acquistare biglietti per le varie mostre.</text:p>
            <text:p text:style-name="P1">Occorre anche un lato per lo staff del museo. Da esso, i curatori potranno aggiungere e modificare le mostre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bookmark text:name="_z6v8gf5v26zs"/>2. Scenari</text:p>
            <text:p text:style-name="P1"/>
            <text:p text:style-name="P6"><text:bookmark text:name="_xy1eyv1cdmf3"/>S-1. Actors: visitatore:Alice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list xml:id="list7433651534780677790" text:style-name="WWNum10">
              <text:list-item>
                <text:p text:style-name="P10">Alice passa davanti al museo durante la giornata, e considera di visitarlo in settimana.</text:p>
              </text:list-item>
              <text:list-item>
                <text:p text:style-name="P10">Accede al sito del museo. Vede immediatamente la homepage.</text:p>
              </text:list-item>
              <text:list-item>
                <text:p text:style-name="P10">Incuriosita, passa alla sezione delle mostre, e vede la mostra 'Cucina nell'Antica Roma'.</text:p>
              </text:list-item>
              <text:list-item>
                <text:p text:style-name="P10">Va alla pagina della mostra, e legge la sua descrizione. Interessata da alcuni dei reperti descritti, decide di vederli dal vivo. Vede che la mostra è temporanea, e chiuderà entro fine mese.</text:p>
              </text:list-item>
              <text:list-item>
                <text:p text:style-name="P10"><text:soft-page-break/>Sapendo la data della mostra, Alice decide di fare una gita in museo il prossimo sabato, e abbandona il sito. Compra il biglietto all'entrata.</text:p>
              </text:list-item>
            </text:list>
            <text:p text:style-name="P1"/>
            <text:p text:style-name="P6"><text:bookmark text:name="_yl5o2195ztlr"/>S-2. Actors: visitatore:Bob, banca:ISP</text:p>
            <text:p text:style-name="P1"/>
            <text:list xml:id="list7727946796031126379" text:style-name="WWNum9">
              <text:list-item>
                <text:p text:style-name="P11">Bob è un appassionato di musei. Un po’ annoiato, decide di controllare il sito del museo per vedere se vi sono mostre interessanti.</text:p>
              </text:list-item>
              <text:list-item>
                <text:p text:style-name="P11">Entra nel sito, e immediatamente vede che la mostra 'Gladiatori' arriva al museo la settimana prossima.</text:p>
              </text:list-item>
              <text:list-item>
                <text:p text:style-name="P11">Interessato, seleziona la mostra e vede la sua pagina.</text:p>
              </text:list-item>
              <text:list-item>
                <text:p text:style-name="P11">Soddisfatto, decide di acquistare un biglietto. Va alla pagina di acquisto, inserisce la sua email e i dati della sua carta di credito, seleziona la data in cui vuole visitare il museo e acquista il suo biglietto.</text:p>
              </text:list-item>
              <text:list-item>
                <text:p text:style-name="P11">Il sito richiede il pagamento dalla banca di Bob, usando tali dati. Se il pagamento va a buon fine, invia il biglietto virtuale a Bob via email.</text:p>
              </text:list-item>
              <text:list-item>
                <text:p text:style-name="P11">Giorni dopo, quando visita il museo, Bob accede alla sua email e visualizza il suo biglietto virtuale. Lo presenta all’entrata, e entra nel museo.</text:p>
              </text:list-item>
            </text:list>
            <text:p text:style-name="P1"/>
            <text:p text:style-name="P6"><text:bookmark text:name="_brlczf7g9mus"/>S-3. Actors: curatore:Carlo</text:p>
            <text:p text:style-name="P1"/>
            <text:list xml:id="list7808001269427762228" text:style-name="WWNum11">
              <text:list-item>
                <text:p text:style-name="P12">Carlo è un curatore del museo.</text:p>
              </text:list-item>
              <text:list-item>
                <text:p text:style-name="P12">Accede al sito con email e password, e va alla sezione mostre.</text:p>
              </text:list-item>
              <text:list-item>
                <text:p text:style-name="P12">Crea una mostra, e vi aggiunge un titolo e una descrizione.</text:p>
              </text:list-item>
              <text:list-item>
                <text:p text:style-name="P12">Una volta che la mostra è pronta, accede al sito, e la pubblica.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bookmark text:name="_z2hl9g4f13r8"/>3. Requisiti Funzionali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6"><text:bookmark text:name="_j9758wu8tezo"/>V. Per Visitatori</text:p>
            <text:p text:style-name="P1">I visitatori possono visualizzare la pagina principale, la pagina delle mostre e la pagina di ogni mostra. Inoltre possono acquistare biglietti.</text:p>
            <text:p text:style-name="P4"/>
            <text:p text:style-name="P6"><text:bookmark text:name="_hycn0mnd6qtx"/>C. Per Curatori</text:p>
            <text:p text:style-name="P1">I curatori devono poter accedere al sito con email e password, aggiungere, cancellare, modificare e pubblicare mostre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bookmark text:name="_li67img7qtcy"/>4. Requisiti Non Funzionali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list xml:id="list732088440741729901" text:style-name="WWNum5">
              <text:list-item>
                <text:p text:style-name="P14">Tempi di risposta contenuti.</text:p>
              </text:list-item>
              <text:list-item>
                <text:p text:style-name="P14">Alta leggibilità sia su computer che smartphone.</text:p>
              </text:list-item>
              <text:list-item>
                <text:p text:style-name="P14">Sito e database sicuri da attacchi comuni.</text:p>
              </text:list-item>
              <text:list-item>
                <text:p text:style-name="P14">Facile da usare sia per utenti che staff.</text:p>
              </text:list-item>
              <text:list-item>
                <text:p text:style-name="P14">Espandibile in futuro.</text:p>
              </text:list-item>
            </text:list>
            <text:p text:style-name="P1"/>
          </table:table-cell>
          <table:covered-table-cell/>
        </table:table-row>
        <text:soft-page-break/>
        <table:table-row table:style-name="Table1.1">
          <table:table-cell table:style-name="Table1.A1" office:value-type="string">
            <text:p text:style-name="P5"><text:bookmark text:name="_ruanqgxkfw"/>5. Target Environment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list xml:id="list2819838867583197238" text:style-name="WWNum4">
              <text:list-header>
                <text:p text:style-name="P15">PC fisso di medie prestazioni, con OS Windows 10.</text:p>
              </text:list-header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5"><text:bookmark text:name="_gg6jjr4m1i3q"/>6. Deliverable &amp; Scadenze</text:p>
          </table:table-cell>
          <table:table-cell table:style-name="Table1.A1" office:value-type="string">
            <text:p text:style-name="P1"/>
          </table:table-cell>
        </table:table-row>
      </table:table>
      <text:list xml:id="list6392457716723367143" text:style-name="L1">
        <text:list-item>
          <text:p text:style-name="P9">Servlet Tomcat con file del sito web (pagine html, schema CSS, servlet).</text:p>
        </text:list-item>
        <text:list-item>
          <text:p text:style-name="P9">Database MySQL con popolatore di default.</text:p>
        </text:list-item>
      </text:list>
      <text:p text:style-name="P1"/>
      <text:p text:style-name="P5"><text:bookmark text:name="_sszcbyxqk0ex"/>Scadenza unica: 20 Giugno 20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ora Medium" svg:font-family="'Lora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 Medium1" svg:font-family="'Lora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cm" fo:margin-bottom="0.141cm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4-06-03T16:55:35.25</dc:date>
    <dc:creator>Aleksei Di Maio</dc:creator>
    <meta:editing-duration>PT3H5M31S</meta:editing-duration>
    <meta:editing-cycles>4</meta:editing-cycles>
    <meta:document-statistic meta:table-count="1" meta:image-count="0" meta:object-count="0" meta:page-count="3" meta:paragraph-count="57" meta:word-count="598" meta:character-count="3553"/>
  </office:meta>
</office:document-meta>
</file>